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M Mono Light 10" svg:font-family="'LM Mono Light 10'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sole">
      <style:text-properties officeooo:rsid="013809f5" officeooo:paragraph-rsid="013809f5"/>
    </style:style>
    <style:style style:name="P2" style:family="paragraph" style:parent-style-name="Console">
      <style:text-properties officeooo:rsid="0139196b" officeooo:paragraph-rsid="0139196b"/>
    </style:style>
    <style:style style:name="P3" style:family="paragraph" style:parent-style-name="Console">
      <style:text-properties officeooo:rsid="013acfca" officeooo:paragraph-rsid="013acfca"/>
    </style:style>
    <style:style style:name="P4" style:family="paragraph" style:parent-style-name="_31_._20_Level_20_Indent-first_20_line_20_-_3e_">
      <style:text-properties officeooo:paragraph-rsid="0139196b"/>
    </style:style>
    <style:style style:name="P5" style:family="paragraph" style:parent-style-name="_31_._20_Level_20_Indent-first_20_line_20_-_3e_">
      <style:text-properties officeooo:paragraph-rsid="013acfca"/>
    </style:style>
    <style:style style:name="P6" style:family="paragraph" style:parent-style-name="_31_._20_Level_20_Subtitle" style:list-style-name="Sajat_20_szamozas">
      <style:text-properties fo:font-weight="normal" officeooo:rsid="0139196b" officeooo:paragraph-rsid="0139196b" style:font-weight-asian="normal" style:font-weight-complex="normal"/>
    </style:style>
    <style:style style:name="P7" style:family="paragraph" style:parent-style-name="_31_._20_Level_20_Subtitle" style:list-style-name="Sajat_20_szamozas">
      <style:text-properties fo:font-weight="normal" officeooo:rsid="013acfca" officeooo:paragraph-rsid="013acfca" style:font-weight-asian="normal" style:font-weight-complex="normal"/>
    </style:style>
    <style:style style:name="P8" style:family="paragraph" style:parent-style-name="_31_._20_Level_20_Subtitle">
      <style:text-properties fo:font-weight="normal" officeooo:rsid="013c6459" officeooo:paragraph-rsid="013c6459" style:font-weight-asian="normal" style:font-weight-complex="normal"/>
    </style:style>
    <style:style style:name="P9" style:family="paragraph" style:parent-style-name="_31_._20_Level_20_Subtitle" style:list-style-name="Sajat_20_szamozas">
      <style:text-properties fo:font-weight="normal" officeooo:rsid="013e42e6" officeooo:paragraph-rsid="013e42e6" style:font-weight-asian="normal" style:font-weight-complex="normal"/>
    </style:style>
    <style:style style:name="P10" style:family="paragraph" style:parent-style-name="_31_._20_Level_20_Subtitle" style:list-style-name="Sajat_20_szamozas">
      <style:text-properties officeooo:paragraph-rsid="0139196b"/>
    </style:style>
    <style:style style:name="P11" style:family="paragraph" style:parent-style-name="_31_._20_Level_20_Subtitle" style:list-style-name="Sajat_20_szamozas">
      <style:text-properties officeooo:rsid="013cce0f" officeooo:paragraph-rsid="013cce0f"/>
    </style:style>
    <style:style style:name="P12" style:family="paragraph" style:parent-style-name="_31_._20_Level_20_Subtitle" style:list-style-name="Sajat_20_szamozas">
      <style:text-properties officeooo:rsid="013e5e5f" officeooo:paragraph-rsid="013e5e5f"/>
    </style:style>
    <style:style style:name="P13" style:family="paragraph" style:parent-style-name="Main_20_title" style:master-page-name="Standard">
      <style:paragraph-properties style:page-number="auto"/>
      <style:text-properties officeooo:rsid="013c6459" officeooo:paragraph-rsid="013c6459"/>
    </style:style>
    <style:style style:name="P14" style:family="paragraph" style:parent-style-name="_31_._20_Level_20_Indent-first_20_line_20_-_3e_">
      <style:text-properties officeooo:rsid="013c6459" officeooo:paragraph-rsid="013c6459"/>
    </style:style>
    <style:style style:name="P15" style:family="paragraph" style:parent-style-name="_31_._20_Level_20_Indent-first_20_line_20_-_3e_">
      <style:text-properties officeooo:rsid="013e42e6" officeooo:paragraph-rsid="013e42e6"/>
    </style:style>
    <style:style style:name="P16" style:family="paragraph" style:parent-style-name="Console">
      <style:text-properties officeooo:rsid="013c6459" officeooo:paragraph-rsid="013c6459"/>
    </style:style>
    <style:style style:name="P17" style:family="paragraph" style:parent-style-name="Console">
      <style:text-properties officeooo:rsid="013cce0f" officeooo:paragraph-rsid="013cce0f"/>
    </style:style>
    <style:style style:name="P18" style:family="paragraph" style:parent-style-name="Console">
      <style:text-properties officeooo:rsid="013e42e6" officeooo:paragraph-rsid="013e42e6"/>
    </style:style>
    <style:style style:name="P19" style:family="paragraph" style:parent-style-name="Console">
      <style:text-properties officeooo:rsid="013e5e5f" officeooo:paragraph-rsid="013e5e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809f5" style:font-weight-asian="bold" style:font-weight-complex="bold"/>
    </style:style>
    <style:style style:name="T3" style:family="text">
      <style:text-properties officeooo:rsid="013809f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809f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obotframework</text:p>
      <text:list xml:id="list8351640042708263538" text:style-name="Sajat_20_szamozas">
        <text:list-header>
          <text:h text:style-name="P8" text:outline-level="1">Cannot click on the clickable element because it is to small (1x1px)</text:h>
        </text:list-header>
      </text:list>
      <text:p text:style-name="P14">Error message: not clickable</text:p>
      <text:p text:style-name="P16">Execute Javascript <text:s text:c="3"/>document.evaluate("${VariableOfInputSelector}", document, null, XPathResult.ORDERED_NODE_ITERATOR_TYPE, null).iterateNext().click();</text:p>
      <text:p text:style-name="P4"/>
      <text:list xml:id="list220345282235883" text:continue-numbering="true" text:style-name="Sajat_20_szamozas">
        <text:list-header>
          <text:h text:style-name="P11" text:outline-level="1"><text:span text:style-name="T4">Cannot get the real status of a Radiobutton</text:span></text:h>
        </text:list-header>
      </text:list>
      <text:p text:style-name="P17">${sected}= <text:s text:c="3"/>Execute Javascript <text:s text:c="3"/>return document.evaluate("$VariableOfInputSelector}", <text:s/>document, <text:s/>null, XPathResult.ORDERED_NODE_ITERATOR_TYPE, null).iterateNext().checked; <text:s text:c="4"/>Should be equal <text:s text:c="3"/>"${selected}" <text:s text:c="3"/>"True"</text:p>
      <text:p text:style-name="P4"/>
      <text:list xml:id="list220343168627806" text:continue-numbering="true" text:style-name="Sajat_20_szamozas">
        <text:list-header>
          <text:h text:style-name="P9" text:outline-level="1">Upload a file</text:h>
        </text:list-header>
      </text:list>
      <text:p text:style-name="P15">first parameter: selector for the &lt;Input&gt;. second parameter: the file to upload</text:p>
      <text:p text:style-name="P18">Upload File <text:s text:c="3"/>${ShoppingCart_FileUpload-Input} <text:s text:c="3"/>FileUpload${/}FileToUpload.txt</text:p>
      <text:p text:style-name="P4"/>
      <text:list xml:id="list220343681672324" text:continue-numbering="true" text:style-name="Sajat_20_szamozas">
        <text:list-header>
          <text:h text:style-name="P12" text:outline-level="1"><text:span text:style-name="T5">Compare the part of a TEXT to a string</text:span></text:h>
        </text:list-header>
      </text:list>
      <text:p text:style-name="P19">${ErrorMessage}= <text:s text:c="3"/>Get Text <text:s text:c="3"/>${Locator_of_Text} <text:s text:c="4"/><text:line-break/>${Matches}= <text:s text:c="3"/>Get Regexp Matches <text:s text:c="3"/>${ErrorMessage} <text:s text:c="3"/>\\d+ <text:s text:c="4"/><text:line-break/>Should be Equal <text:s text:c="3"/>${Matches[0]} <text:s text:c="3"/>11</text:p>
      <text:p text:style-name="P4"/>
      <text:list xml:id="list220343752340898" text:continue-numbering="true" text:style-name="Sajat_20_szamozas">
        <text:list-header>
          <text:h text:style-name="P10" text:outline-level="1"><text:span text:style-name="T5"/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M Mono Light 10" svg:font-family="'LM Mono Light 10'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4in" loext:contextual-spacing="false" fo:text-align="center" style:justify-single-word="false" style:page-number="auto"/>
      <style:text-properties fo:font-size="22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/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/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333333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333333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/>
      <style:text-properties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7-03-21T22:03:43.068132776</dc:date>
    <meta:editing-duration>P8DT28M12S</meta:editing-duration>
    <meta:editing-cycles>572</meta:editing-cycles>
    <meta:generator>LibreOffice/5.1.4.2$Linux_x86 LibreOffice_project/10m0$Build-2</meta:generator>
    <meta:document-statistic meta:table-count="0" meta:image-count="0" meta:object-count="0" meta:page-count="1" meta:paragraph-count="11" meta:word-count="89" meta:character-count="901" meta:non-whitespace-character-count="765"/>
  </office:meta>
</office:document-meta>
</file>